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맑은 고딕" svg:font-family="'맑은 고딕'"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184in" style:rel-column-width="11205*"/>
    </style:style>
    <style:style style:name="Table1.B" style:family="table-column">
      <style:table-column-properties style:column-width="1.316in" style:rel-column-width="12453*"/>
    </style:style>
    <style:style style:name="Table1.C" style:family="table-column">
      <style:table-column-properties style:column-width="4.425in" style:rel-column-width="41877*"/>
    </style:style>
    <style:style style:name="Table1.A1" style:family="table-cell">
      <style:table-cell-properties fo:padding="0.0382in" fo:border-left="0.5pt solid #000000" fo:border-right="none" fo:border-top="0.5pt solid #000000" fo:border-bottom="0.5pt solid #000000"/>
    </style:style>
    <style:style style:name="Table1.C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C2" style:family="table-cell">
      <style:table-cell-properties fo:padding="0.0382in" fo:border-left="0.5pt solid #000000" fo:border-right="0.5pt solid #000000" fo:border-top="none" fo:border-bottom="0.5pt solid #000000"/>
    </style:style>
    <style:style style:name="P1" style:family="paragraph" style:parent-style-name="Title">
      <style:text-properties officeooo:rsid="00070e4d" officeooo:paragraph-rsid="00070e4d"/>
    </style:style>
    <style:style style:name="P2" style:family="paragraph" style:parent-style-name="Subtitle">
      <style:text-properties officeooo:paragraph-rsid="000c8965"/>
    </style:style>
    <style:style style:name="P3" style:family="paragraph" style:parent-style-name="Text_20_body">
      <style:text-properties officeooo:rsid="00081f66"/>
    </style:style>
    <style:style style:name="P4" style:family="paragraph" style:parent-style-name="Table_20_Contents">
      <style:paragraph-properties fo:text-align="start" style:justify-single-word="false"/>
      <style:text-properties fo:font-weight="bold" officeooo:rsid="000a6eec" officeooo:paragraph-rsid="000a6eec" style:font-weight-asian="bold" style:font-weight-complex="bold"/>
    </style:style>
    <style:style style:name="P5" style:family="paragraph" style:parent-style-name="Table_20_Contents">
      <style:paragraph-properties fo:text-align="start" style:justify-single-word="false"/>
      <style:text-properties officeooo:rsid="000a6eec" officeooo:paragraph-rsid="000a6eec"/>
    </style:style>
    <style:style style:name="P6" style:family="paragraph" style:parent-style-name="Table_20_Contents">
      <style:paragraph-properties fo:text-align="start" style:justify-single-word="false"/>
    </style:style>
    <style:style style:name="P7" style:family="paragraph" style:parent-style-name="Text_20_body">
      <style:text-properties officeooo:paragraph-rsid="000b7f91"/>
    </style:style>
    <style:style style:name="T1" style:family="text">
      <style:text-properties officeooo:rsid="00126c6b"/>
    </style:style>
    <style:style style:name="T2" style:family="text">
      <style:text-properties officeooo:rsid="000c8965"/>
    </style:style>
    <style:style style:name="T3" style:family="text">
      <style:text-properties officeooo:rsid="0013b435"/>
    </style:style>
    <style:style style:name="T4" style:family="text">
      <style:text-properties officeooo:rsid="000e4f1a"/>
    </style:style>
    <style:style style:name="T5" style:family="text">
      <style:text-properties officeooo:rsid="00081f66"/>
    </style:style>
    <style:style style:name="T6" style:family="text">
      <style:text-properties officeooo:rsid="0011b3e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Humanoid Robotic Fleet Orchestration for <text:line-break/>Mars Infrastructure Build-Out</text:p>
      <text:p text:style-name="P2">Prepared by Saeyoung Kim <text:span text:style-name="T1">| </text:span><text:a xlink:type="simple" xlink:href="mailto:saeyoung_kim@uml.edu" text:style-name="Internet_20_link" text:visited-style-name="Visited_20_Internet_20_Link"><text:span text:style-name="T2">saeyoung_kim@uml.edu</text:span></text:a><text:span text:style-name="T2"> </text:span><text:span text:style-name="T3">| +1 351 322 5510</text:span></text:p>
      <text:h text:style-name="Heading_20_1" text:outline-level="1">Vision</text:h>
      <text:p text:style-name="Text_20_body">Construction on Mars will require coordinated robot teams executing complex tasks without real-time human oversight. Current multi-agent systems rely on rigid coordination protocols that fail under communication constraints and environmental unpredictability. I propose developing coordination methods that enable humanoid robots to collaborate the way human construction crews do—through observation, adaptation, and minimal signaling. The goal is autonomous robot teams capable of building infrastructure in remote environments where centralized control is infeasible.</text:p>
      <text:h text:style-name="Heading_20_1" text:outline-level="1"><text:span text:style-name="Strong_20_Emphasis">Objective</text:span></text:h>
      <text:p text:style-name="P3">Build a system where two humanoid robots execute complex collaborative tasks—lifting, assembly, handoffs—with the efficiency and adaptability of human workers. This work starts in simulation to develop coordination strategies and training pipelines, then validates on real hardware. I want to work at MIT to build the software foundation for multi-agent coordination, then deploy it on physical humanoid platforms to prove it works in the real world.</text:p>
      <text:h text:style-name="Heading_20_1" text:outline-level="1"><text:span text:style-name="Strong_20_Emphasis">Proposed Method</text:span></text:h>
      <text:p text:style-name="P3">Generate large-scale synthetic datasets of collaborative manipulation tasks using physics simulation, develop learning-based coordination policies trained on this data, optimize these policies for real-world task success and robustness, then validate through deployment on commercial humanoid platforms with systematic performance evaluation.</text:p>
      <table:table table:name="Table1" table:style-name="Table1">
        <table:table-column table:style-name="Table1.A"/>
        <table:table-column table:style-name="Table1.B"/>
        <table:table-column table:style-name="Table1.C"/>
        <table:table-row>
          <table:table-cell table:style-name="Table1.A1" office:value-type="string">
            <text:p text:style-name="P4">Phase</text:p>
          </table:table-cell>
          <table:table-cell table:style-name="Table1.A1" office:value-type="string">
            <text:p text:style-name="P4">Timeline</text:p>
          </table:table-cell>
          <table:table-cell table:style-name="Table1.C1" office:value-type="string">
            <text:p text:style-name="P4">Output</text:p>
          </table:table-cell>
        </table:table-row>
        <table:table-row>
          <table:table-cell table:style-name="Table1.A2" office:value-type="string">
            <text:p text:style-name="P5">Simulation</text:p>
          </table:table-cell>
          <table:table-cell table:style-name="Table1.A2" office:value-type="string">
            <text:p text:style-name="P5">Month 1 - 6</text:p>
          </table:table-cell>
          <table:table-cell table:style-name="Table1.C2" office:value-type="string">
            <text:p text:style-name="P6">Multi-agent simulation framework, large-scale dataset, baseline coordination system, technical report </text:p>
          </table:table-cell>
        </table:table-row>
        <table:table-row>
          <table:table-cell table:style-name="Table1.A2" office:value-type="string">
            <text:p text:style-name="P5">Optimization</text:p>
          </table:table-cell>
          <table:table-cell table:style-name="Table1.A2" office:value-type="string">
            <text:p text:style-name="P5">Month 7 - 12</text:p>
          </table:table-cell>
          <table:table-cell table:style-name="Table1.C2" office:value-type="string">
            <text:p text:style-name="P6">Extended dataset, optimized coordination policies, conference paper </text:p>
          </table:table-cell>
        </table:table-row>
        <table:table-row>
          <table:table-cell table:style-name="Table1.A2" office:value-type="string">
            <text:p text:style-name="P5">Hardware</text:p>
          </table:table-cell>
          <table:table-cell table:style-name="Table1.A2" office:value-type="string">
            <text:p text:style-name="P5">Month 13 - 18</text:p>
          </table:table-cell>
          <table:table-cell table:style-name="Table1.C2" office:value-type="string">
            <text:p text:style-name="P6">Hardware validation, deployed system, demonstration videos, journal paper </text:p>
          </table:table-cell>
        </table:table-row>
      </table:table>
      <text:h text:style-name="Heading_20_1" text:outline-level="1"><text:span text:style-name="Strong_20_Emphasis">Budget </text:span><text:span text:style-name="Strong_20_Emphasis"><text:span text:style-name="T4">&amp; Timeline</text:span></text:span></text:h>
      <text:p text:style-name="P7"><text:span text:style-name="T5">$75,000 (compute $15K, hardware access $40K, sensors $8K, travel/publication $5K, misc $7K, </text:span><text:span text:style-name="T6">excluding labor</text:span><text:span text:style-name="T5">) </text:span><text:span text:style-name="T4">across 18 months</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맑은 고딕" svg:font-family="'맑은 고딕'"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맑은 고딕" style:font-size-asian="10pt" style:language-asian="ko" style:country-asian="KR"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맑은 고딕" style:font-size-asian="10pt" style:language-asian="ko" style:country-asian="KR"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맑은 고딕" style:font-family-asian="'맑은 고딕'" style:font-family-generic-asian="system" style:font-pitch-asian="variable" style:font-size-asian="10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fo:text-align="justify" style:justify-single-word="false"/>
      <style:text-properties officeooo:rsid="00081f66"/>
    </style:style>
    <style:style style:name="List" style:family="paragraph" style:parent-style-name="Text_20_body" style:class="list">
      <style:text-properties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0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2pt" style:font-size-asian="12pt" style:font-size-complex="12pt"/>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6-02-01T15:36:12.749893900</meta:creation-date>
    <dc:date>2026-02-01T16:03:51.982957500</dc:date>
    <meta:editing-duration>PT14M34S</meta:editing-duration>
    <meta:editing-cycles>15</meta:editing-cycles>
    <meta:generator>LibreOffice/25.8.4.2$Windows_X86_64 LibreOffice_project/290daaa01b999472f0c7a3890eb6a550fd74c6df</meta:generator>
    <meta:document-statistic meta:table-count="1" meta:image-count="0" meta:object-count="0" meta:page-count="1" meta:paragraph-count="22" meta:word-count="266" meta:character-count="1999" meta:non-whitespace-character-count="1754"/>
  </office:meta>
</office:document-meta>
</file>